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2"/>
    <style:style style:name="P22" style:family="paragraph" style:parent-style-name="Text_20_body" style:list-style-name="L23"/>
    <style:style style:name="P23" style:family="paragraph" style:parent-style-name="Text_20_body" style:list-style-name="L25"/>
    <style:style style:name="P24" style:family="paragraph" style:parent-style-name="Text_20_body" style:list-style-name="L26"/>
    <style:style style:name="P25" style:family="paragraph" style:parent-style-name="Text_20_body" style:list-style-name="L28"/>
    <style:style style:name="P26" style:family="paragraph" style:parent-style-name="Text_20_body" style:list-style-name="L29"/>
    <style:style style:name="P27" style:family="paragraph" style:parent-style-name="Text_20_body" style:list-style-name="L30"/>
    <style:style style:name="P28" style:family="paragraph" style:parent-style-name="Text_20_body" style:list-style-name="L31"/>
    <style:style style:name="P29" style:family="paragraph" style:parent-style-name="Text_20_body" style:list-style-name="L33"/>
    <style:style style:name="P30" style:family="paragraph" style:parent-style-name="Text_20_body" style:list-style-name="L34"/>
    <style:style style:name="P31" style:family="paragraph" style:parent-style-name="Text_20_body" style:list-style-name="L35"/>
    <style:style style:name="P32" style:family="paragraph" style:parent-style-name="Text_20_body" style:list-style-name="L36"/>
    <style:style style:name="P33" style:family="paragraph" style:parent-style-name="Text_20_body" style:list-style-name="L38"/>
    <style:style style:name="P34" style:family="paragraph" style:parent-style-name="Text_20_body" style:list-style-name="L39"/>
    <style:style style:name="P35" style:family="paragraph" style:parent-style-name="Text_20_body" style:list-style-name="L40"/>
    <style:style style:name="P36" style:family="paragraph" style:parent-style-name="Text_20_body" style:list-style-name="L41"/>
    <style:style style:name="P37" style:family="paragraph" style:parent-style-name="Text_20_body" style:list-style-name="L42"/>
    <style:style style:name="P38" style:family="paragraph" style:parent-style-name="Text_20_body" style:list-style-name="L43"/>
    <style:style style:name="P39" style:family="paragraph" style:parent-style-name="Text_20_body" style:list-style-name="L45"/>
    <style:style style:name="P40" style:family="paragraph" style:parent-style-name="Text_20_body" style:list-style-name="L46"/>
    <style:style style:name="P41" style:family="paragraph" style:parent-style-name="Text_20_body" style:list-style-name="L48"/>
    <style:style style:name="P42" style:family="paragraph" style:parent-style-name="Text_20_body" style:list-style-name="L49"/>
    <style:style style:name="P43" style:family="paragraph" style:parent-style-name="Text_20_body" style:list-style-name="L50"/>
    <style:style style:name="P44" style:family="paragraph" style:parent-style-name="Text_20_body" style:list-style-name="L51"/>
    <style:style style:name="P45" style:family="paragraph" style:parent-style-name="Text_20_body" style:list-style-name="L53"/>
    <style:style style:name="P46" style:family="paragraph" style:parent-style-name="Text_20_body" style:list-style-name="L54"/>
    <style:style style:name="P47" style:family="paragraph" style:parent-style-name="Text_20_body" style:list-style-name="L55"/>
    <style:style style:name="P48" style:family="paragraph" style:parent-style-name="Text_20_body" style:list-style-name="L56"/>
    <style:style style:name="P49" style:family="paragraph" style:parent-style-name="Text_20_body" style:list-style-name="L57"/>
    <style:style style:name="P50" style:family="paragraph" style:parent-style-name="Text_20_body" style:list-style-name="L58"/>
    <style:style style:name="P51" style:family="paragraph" style:parent-style-name="Text_20_body" style:list-style-name="L59"/>
    <style:style style:name="P52" style:family="paragraph" style:parent-style-name="Text_20_body" style:list-style-name="L60"/>
    <style:style style:name="P53" style:family="paragraph" style:parent-style-name="Text_20_body" style:list-style-name="L62"/>
    <style:style style:name="P54" style:family="paragraph" style:parent-style-name="Text_20_body" style:list-style-name="L63"/>
    <style:style style:name="P55" style:family="paragraph" style:parent-style-name="Text_20_body" style:list-style-name="L64"/>
    <style:style style:name="P56" style:family="paragraph" style:parent-style-name="Text_20_body" style:list-style-name="L66"/>
    <style:style style:name="P57" style:family="paragraph" style:parent-style-name="Text_20_body" style:list-style-name="L67"/>
    <style:style style:name="P58" style:family="paragraph" style:parent-style-name="Text_20_body" style:list-style-name="L68"/>
    <style:style style:name="P59" style:family="paragraph" style:parent-style-name="Text_20_body" style:list-style-name="L69"/>
    <style:style style:name="P60" style:family="paragraph" style:parent-style-name="Text_20_body" style:list-style-name="L71"/>
    <style:style style:name="P61" style:family="paragraph" style:parent-style-name="Text_20_body" style:list-style-name="L72"/>
    <style:style style:name="P62" style:family="paragraph" style:parent-style-name="Text_20_body" style:list-style-name="L73"/>
    <style:style style:name="P63" style:family="paragraph" style:parent-style-name="Text_20_body" style:list-style-name="L75"/>
    <style:style style:name="P64" style:family="paragraph" style:parent-style-name="Text_20_body" style:list-style-name="L76"/>
    <style:style style:name="P65" style:family="paragraph" style:parent-style-name="Text_20_body" style:list-style-name="L78"/>
    <style:style style:name="P66" style:family="paragraph" style:parent-style-name="Text_20_body" style:list-style-name="L79"/>
    <style:style style:name="P67" style:family="paragraph" style:parent-style-name="Text_20_body" style:list-style-name="L80"/>
    <style:style style:name="P68" style:family="paragraph" style:parent-style-name="Text_20_body" style:list-style-name="L81"/>
    <style:style style:name="P69" style:family="paragraph" style:parent-style-name="Text_20_body" style:list-style-name="L83"/>
    <style:style style:name="P70" style:family="paragraph" style:parent-style-name="Text_20_body" style:list-style-name="L84"/>
    <style:style style:name="P71" style:family="paragraph" style:parent-style-name="Text_20_body" style:list-style-name="L86"/>
    <style:style style:name="P72" style:family="paragraph" style:parent-style-name="Text_20_body" style:list-style-name="L87"/>
    <style:style style:name="P73" style:family="paragraph" style:parent-style-name="Text_20_body" style:list-style-name="L88"/>
    <style:style style:name="P74" style:family="paragraph" style:parent-style-name="Text_20_body" style:list-style-name="L89"/>
    <style:style style:name="P75" style:family="paragraph" style:parent-style-name="Text_20_body" style:list-style-name="L91"/>
    <style:style style:name="P76" style:family="paragraph" style:parent-style-name="Text_20_body" style:list-style-name="L92"/>
    <style:style style:name="P77" style:family="paragraph" style:parent-style-name="Text_20_body" style:list-style-name="L94"/>
    <style:style style:name="P78" style:family="paragraph" style:parent-style-name="Text_20_body" style:list-style-name="L95"/>
    <style:style style:name="P79" style:family="paragraph" style:parent-style-name="Text_20_body" style:list-style-name="L96"/>
    <style:style style:name="P80" style:family="paragraph" style:parent-style-name="Text_20_body" style:list-style-name="L97"/>
    <style:style style:name="P81" style:family="paragraph" style:parent-style-name="Text_20_body" style:list-style-name="L98"/>
    <style:style style:name="P82" style:family="paragraph" style:parent-style-name="Text_20_body" style:list-style-name="L99"/>
    <style:style style:name="P83" style:family="paragraph" style:parent-style-name="Text_20_body" style:list-style-name="L101"/>
    <style:style style:name="P84" style:family="paragraph" style:parent-style-name="Text_20_body" style:list-style-name="L102"/>
    <style:style style:name="P85" style:family="paragraph" style:parent-style-name="Text_20_body" style:list-style-name="L103"/>
    <style:style style:name="P86" style:family="paragraph" style:parent-style-name="Text_20_body" style:list-style-name="L104"/>
    <style:style style:name="P87" style:family="paragraph" style:parent-style-name="Text_20_body" style:list-style-name="L106"/>
    <style:style style:name="P88" style:family="paragraph" style:parent-style-name="Text_20_body" style:list-style-name="L107"/>
    <style:style style:name="P89" style:family="paragraph" style:parent-style-name="Text_20_body" style:list-style-name="L109"/>
    <style:style style:name="P90" style:family="paragraph" style:parent-style-name="Text_20_body" style:list-style-name="L110"/>
    <style:style style:name="P91" style:family="paragraph" style:parent-style-name="Text_20_body" style:list-style-name="L112"/>
    <style:style style:name="P92" style:family="paragraph" style:parent-style-name="Text_20_body" style:list-style-name="L113"/>
    <style:style style:name="P93" style:family="paragraph" style:parent-style-name="Text_20_body" style:list-style-name="L114"/>
    <style:style style:name="P94" style:family="paragraph" style:parent-style-name="Text_20_body" style:list-style-name="L115"/>
    <style:style style:name="P95" style:family="paragraph" style:parent-style-name="Text_20_body" style:list-style-name="L117"/>
    <style:style style:name="P96" style:family="paragraph" style:parent-style-name="Text_20_body" style:list-style-name="L118"/>
    <style:style style:name="P97" style:family="paragraph" style:parent-style-name="Text_20_body" style:list-style-name="L119"/>
    <style:style style:name="P98" style:family="paragraph" style:parent-style-name="Text_20_body" style:list-style-name="L121"/>
    <style:style style:name="P99" style:family="paragraph" style:parent-style-name="Text_20_body" style:list-style-name="L122"/>
    <style:style style:name="P100" style:family="paragraph" style:parent-style-name="Text_20_body" style:list-style-name="L123"/>
    <style:style style:name="P101" style:family="paragraph" style:parent-style-name="Text_20_body" style:list-style-name="L124"/>
    <style:style style:name="P102" style:family="paragraph" style:parent-style-name="Text_20_body" style:list-style-name="L125"/>
    <style:style style:name="P103" style:family="paragraph" style:parent-style-name="Text_20_body" style:list-style-name="L126"/>
    <style:style style:name="P104" style:family="paragraph" style:parent-style-name="Text_20_body" style:list-style-name="L127"/>
    <style:style style:name="P105" style:family="paragraph" style:parent-style-name="Text_20_body" style:list-style-name="L128"/>
    <style:style style:name="P106" style:family="paragraph" style:parent-style-name="Text_20_body" style:list-style-name="L129"/>
    <style:style style:name="P107" style:family="paragraph" style:parent-style-name="Text_20_body" style:list-style-name="L130"/>
    <style:style style:name="P108" style:family="paragraph" style:parent-style-name="Text_20_body" style:list-style-name="L131"/>
    <style:style style:name="P109" style:family="paragraph" style:parent-style-name="Text_20_body" style:list-style-name="L132"/>
    <style:style style:name="P110" style:family="paragraph" style:parent-style-name="Text_20_body" style:list-style-name="L133"/>
    <style:style style:name="P111" style:family="paragraph" style:parent-style-name="Text_20_body" style:list-style-name="L134"/>
    <style:style style:name="P112" style:family="paragraph" style:parent-style-name="Text_20_body" style:list-style-name="L136"/>
    <style:style style:name="P113" style:family="paragraph" style:parent-style-name="Text_20_body" style:list-style-name="L137"/>
    <style:style style:name="P114" style:family="paragraph" style:parent-style-name="Text_20_body" style:list-style-name="L138"/>
    <style:style style:name="P115" style:family="paragraph" style:parent-style-name="Text_20_body" style:list-style-name="L139"/>
    <style:style style:name="P116" style:family="paragraph" style:parent-style-name="Text_20_body" style:list-style-name="L141"/>
    <style:style style:name="P117" style:family="paragraph" style:parent-style-name="Text_20_body" style:list-style-name="L142"/>
    <style:style style:name="P118" style:family="paragraph" style:parent-style-name="Text_20_body" style:list-style-name="L144"/>
    <style:style style:name="P119" style:family="paragraph" style:parent-style-name="Text_20_body" style:list-style-name="L145"/>
    <style:style style:name="P120" style:family="paragraph" style:parent-style-name="Text_20_body" style:list-style-name="L147"/>
    <style:style style:name="P121" style:family="paragraph" style:parent-style-name="Text_20_body" style:list-style-name="L148"/>
    <style:style style:name="P122" style:family="paragraph" style:parent-style-name="Text_20_body" style:list-style-name="L149"/>
    <style:style style:name="P123" style:family="paragraph" style:parent-style-name="Text_20_body" style:list-style-name="L150"/>
    <style:style style:name="P124" style:family="paragraph" style:parent-style-name="Text_20_body" style:list-style-name="L152"/>
    <style:style style:name="P125" style:family="paragraph" style:parent-style-name="Text_20_body" style:list-style-name="L153"/>
    <style:style style:name="P126" style:family="paragraph" style:parent-style-name="Text_20_body" style:list-style-name="L154"/>
    <style:style style:name="P127" style:family="paragraph" style:parent-style-name="Text_20_body" style:list-style-name="L155"/>
    <style:style style:name="P128" style:family="paragraph" style:parent-style-name="Text_20_body" style:list-style-name="L156"/>
    <style:style style:name="P129" style:family="paragraph" style:parent-style-name="Text_20_body" style:list-style-name="L158"/>
    <style:style style:name="P130" style:family="paragraph" style:parent-style-name="Text_20_body" style:list-style-name="L159"/>
    <style:style style:name="P131" style:family="paragraph" style:parent-style-name="Text_20_body" style:list-style-name="L160"/>
    <style:style style:name="P132" style:family="paragraph" style:parent-style-name="Text_20_body" style:list-style-name="L161"/>
    <style:style style:name="P133" style:family="paragraph" style:parent-style-name="Text_20_body" style:list-style-name="L162"/>
    <style:style style:name="P134" style:family="paragraph" style:parent-style-name="Text_20_body" style:list-style-name="L164"/>
    <style:style style:name="P135" style:family="paragraph" style:parent-style-name="Text_20_body" style:list-style-name="L166"/>
    <style:style style:name="P136" style:family="paragraph" style:parent-style-name="Text_20_body" style:list-style-name="L167"/>
    <style:style style:name="P137" style:family="paragraph" style:parent-style-name="Text_20_body" style:list-style-name="L169"/>
    <style:style style:name="P138" style:family="paragraph" style:parent-style-name="Text_20_body" style:list-style-name="L170"/>
    <style:style style:name="P139" style:family="paragraph" style:parent-style-name="Text_20_body" style:list-style-name="L171"/>
    <style:style style:name="P140" style:family="paragraph" style:parent-style-name="Text_20_body" style:list-style-name="L172"/>
    <style:style style:name="P141" style:family="paragraph" style:parent-style-name="Text_20_body" style:list-style-name="L173"/>
    <style:style style:name="P142" style:family="paragraph" style:parent-style-name="Text_20_body" style:list-style-name="L174"/>
    <style:style style:name="P143" style:family="paragraph" style:parent-style-name="Text_20_body" style:list-style-name="L176"/>
    <style:style style:name="P144" style:family="paragraph" style:parent-style-name="Text_20_body" style:list-style-name="L177"/>
    <style:style style:name="P145" style:family="paragraph" style:parent-style-name="Text_20_body" style:list-style-name="L179"/>
    <style:style style:name="P146" style:family="paragraph" style:parent-style-name="Text_20_body" style:list-style-name="L180"/>
    <style:style style:name="P147" style:family="paragraph" style:parent-style-name="Text_20_body" style:list-style-name="L182"/>
    <style:style style:name="P148" style:family="paragraph" style:parent-style-name="Text_20_body" style:list-style-name="L183"/>
    <style:style style:name="P149" style:family="paragraph" style:parent-style-name="Text_20_body" style:list-style-name="L184"/>
    <style:style style:name="P150" style:family="paragraph" style:parent-style-name="Text_20_body" style:list-style-name="L185"/>
    <style:style style:name="P151" style:family="paragraph" style:parent-style-name="Text_20_body" style:list-style-name="L186"/>
    <style:style style:name="P152" style:family="paragraph" style:parent-style-name="Text_20_body" style:list-style-name="L187"/>
    <style:style style:name="P153" style:family="paragraph" style:parent-style-name="Text_20_body" style:list-style-name="L188"/>
    <style:style style:name="P154" style:family="paragraph" style:parent-style-name="Text_20_body" style:list-style-name="L189"/>
    <style:style style:name="P155" style:family="paragraph" style:parent-style-name="Text_20_body" style:list-style-name="L190"/>
    <style:style style:name="P156" style:family="paragraph" style:parent-style-name="Text_20_body" style:list-style-name="L191"/>
    <style:style style:name="P157" style:family="paragraph" style:parent-style-name="Text_20_body" style:list-style-name="L192"/>
    <style:style style:name="P158" style:family="paragraph" style:parent-style-name="Text_20_body" style:list-style-name="L193"/>
    <style:style style:name="P159" style:family="paragraph" style:parent-style-name="Text_20_body" style:list-style-name="L194"/>
    <style:style style:name="P160" style:family="paragraph" style:parent-style-name="Text_20_body" style:list-style-name="L195"/>
    <style:style style:name="P161" style:family="paragraph" style:parent-style-name="Text_20_body" style:list-style-name="L196"/>
    <style:style style:name="P162" style:family="paragraph" style:parent-style-name="Text_20_body" style:list-style-name="L197"/>
    <style:style style:name="P163" style:family="paragraph" style:parent-style-name="Text_20_body" style:list-style-name="L199"/>
    <style:style style:name="P164" style:family="paragraph" style:parent-style-name="Text_20_body" style:list-style-name="L200"/>
    <style:style style:name="P165" style:family="paragraph" style:parent-style-name="Text_20_body" style:list-style-name="L201"/>
    <style:style style:name="P166" style:family="paragraph" style:parent-style-name="Text_20_body" style:list-style-name="L202"/>
    <style:style style:name="P167" style:family="paragraph" style:parent-style-name="Text_20_body" style:list-style-name="L203"/>
    <style:style style:name="P168" style:family="paragraph" style:parent-style-name="Text_20_body" style:list-style-name="L204"/>
    <style:style style:name="P169" style:family="paragraph" style:parent-style-name="Text_20_body" style:list-style-name="L205"/>
    <style:style style:name="P170" style:family="paragraph" style:parent-style-name="Text_20_body" style:list-style-name="L206"/>
    <style:style style:name="P171" style:family="paragraph" style:parent-style-name="Text_20_body" style:list-style-name="L207"/>
    <style:style style:name="P172" style:family="paragraph" style:parent-style-name="Text_20_body" style:list-style-name="L208"/>
    <style:style style:name="P173" style:family="paragraph" style:parent-style-name="Text_20_body" style:list-style-name="L209"/>
    <style:style style:name="P174" style:family="paragraph" style:parent-style-name="Text_20_body" style:list-style-name="L210"/>
    <style:style style:name="P175" style:family="paragraph" style:parent-style-name="Text_20_body" style:list-style-name="L1">
      <style:paragraph-properties fo:margin-top="0cm" fo:margin-bottom="0cm" loext:contextual-spacing="false"/>
    </style:style>
    <style:style style:name="P176" style:family="paragraph" style:parent-style-name="Text_20_body" style:list-style-name="L36">
      <style:paragraph-properties fo:margin-top="0cm" fo:margin-bottom="0cm" loext:contextual-spacing="false"/>
    </style:style>
    <style:style style:name="P177" style:family="paragraph" style:parent-style-name="Text_20_body" style:list-style-name="L41">
      <style:paragraph-properties fo:margin-top="0cm" fo:margin-bottom="0cm" loext:contextual-spacing="false"/>
    </style:style>
    <style:style style:name="P178" style:family="paragraph" style:parent-style-name="Text_20_body" style:list-style-name="L43">
      <style:paragraph-properties fo:margin-top="0cm" fo:margin-bottom="0cm" loext:contextual-spacing="false"/>
    </style:style>
    <style:style style:name="P179" style:family="paragraph" style:parent-style-name="Text_20_body" style:list-style-name="L46">
      <style:paragraph-properties fo:margin-top="0cm" fo:margin-bottom="0cm" loext:contextual-spacing="false"/>
    </style:style>
    <style:style style:name="P180" style:family="paragraph" style:parent-style-name="Text_20_body" style:list-style-name="L49">
      <style:paragraph-properties fo:margin-top="0cm" fo:margin-bottom="0cm" loext:contextual-spacing="false"/>
    </style:style>
    <style:style style:name="P181" style:family="paragraph" style:parent-style-name="Text_20_body" style:list-style-name="L51">
      <style:paragraph-properties fo:margin-top="0cm" fo:margin-bottom="0cm" loext:contextual-spacing="false"/>
    </style:style>
    <style:style style:name="P182" style:family="paragraph" style:parent-style-name="Text_20_body" style:list-style-name="L54">
      <style:paragraph-properties fo:margin-top="0cm" fo:margin-bottom="0cm" loext:contextual-spacing="false"/>
    </style:style>
    <style:style style:name="P183" style:family="paragraph" style:parent-style-name="Text_20_body" style:list-style-name="L56">
      <style:paragraph-properties fo:margin-top="0cm" fo:margin-bottom="0cm" loext:contextual-spacing="false"/>
    </style:style>
    <style:style style:name="P184" style:family="paragraph" style:parent-style-name="Text_20_body" style:list-style-name="L58">
      <style:paragraph-properties fo:margin-top="0cm" fo:margin-bottom="0cm" loext:contextual-spacing="false"/>
    </style:style>
    <style:style style:name="P185" style:family="paragraph" style:parent-style-name="Text_20_body" style:list-style-name="L60">
      <style:paragraph-properties fo:margin-top="0cm" fo:margin-bottom="0cm" loext:contextual-spacing="false"/>
    </style:style>
    <style:style style:name="P186" style:family="paragraph" style:parent-style-name="Text_20_body" style:list-style-name="L62">
      <style:paragraph-properties fo:margin-top="0cm" fo:margin-bottom="0cm" loext:contextual-spacing="false"/>
    </style:style>
    <style:style style:name="P187" style:family="paragraph" style:parent-style-name="Text_20_body" style:list-style-name="L84">
      <style:paragraph-properties fo:margin-top="0cm" fo:margin-bottom="0cm" loext:contextual-spacing="false"/>
    </style:style>
    <style:style style:name="P188" style:family="paragraph" style:parent-style-name="Text_20_body" style:list-style-name="L92">
      <style:paragraph-properties fo:margin-top="0cm" fo:margin-bottom="0cm" loext:contextual-spacing="false"/>
    </style:style>
    <style:style style:name="P189" style:family="paragraph" style:parent-style-name="Text_20_body" style:list-style-name="L95">
      <style:paragraph-properties fo:margin-top="0cm" fo:margin-bottom="0cm" loext:contextual-spacing="false"/>
    </style:style>
    <style:style style:name="P190" style:family="paragraph" style:parent-style-name="Text_20_body" style:list-style-name="L97">
      <style:paragraph-properties fo:margin-top="0cm" fo:margin-bottom="0cm" loext:contextual-spacing="false"/>
    </style:style>
    <style:style style:name="P191" style:family="paragraph" style:parent-style-name="Text_20_body" style:list-style-name="L99">
      <style:paragraph-properties fo:margin-top="0cm" fo:margin-bottom="0cm" loext:contextual-spacing="false"/>
    </style:style>
    <style:style style:name="P192" style:family="paragraph" style:parent-style-name="Text_20_body" style:list-style-name="L102">
      <style:paragraph-properties fo:margin-top="0cm" fo:margin-bottom="0cm" loext:contextual-spacing="false"/>
    </style:style>
    <style:style style:name="P193" style:family="paragraph" style:parent-style-name="Text_20_body" style:list-style-name="L104">
      <style:paragraph-properties fo:margin-top="0cm" fo:margin-bottom="0cm" loext:contextual-spacing="false"/>
    </style:style>
    <style:style style:name="P194" style:family="paragraph" style:parent-style-name="Text_20_body" style:list-style-name="L107">
      <style:paragraph-properties fo:margin-top="0cm" fo:margin-bottom="0cm" loext:contextual-spacing="false"/>
    </style:style>
    <style:style style:name="P195" style:family="paragraph" style:parent-style-name="Text_20_body" style:list-style-name="L110">
      <style:paragraph-properties fo:margin-top="0cm" fo:margin-bottom="0cm" loext:contextual-spacing="false"/>
    </style:style>
    <style:style style:name="P196" style:family="paragraph" style:parent-style-name="Text_20_body" style:list-style-name="L113">
      <style:paragraph-properties fo:margin-top="0cm" fo:margin-bottom="0cm" loext:contextual-spacing="false"/>
    </style:style>
    <style:style style:name="P197" style:family="paragraph" style:parent-style-name="Text_20_body" style:list-style-name="L115">
      <style:paragraph-properties fo:margin-top="0cm" fo:margin-bottom="0cm" loext:contextual-spacing="false"/>
    </style:style>
    <style:style style:name="P198" style:family="paragraph" style:parent-style-name="Text_20_body" style:list-style-name="L126">
      <style:paragraph-properties fo:margin-top="0cm" fo:margin-bottom="0cm" loext:contextual-spacing="false"/>
    </style:style>
    <style:style style:name="P199" style:family="paragraph" style:parent-style-name="Text_20_body" style:list-style-name="L130">
      <style:paragraph-properties fo:margin-top="0cm" fo:margin-bottom="0cm" loext:contextual-spacing="false"/>
    </style:style>
    <style:style style:name="P200" style:family="paragraph" style:parent-style-name="Text_20_body" style:list-style-name="L134">
      <style:paragraph-properties fo:margin-top="0cm" fo:margin-bottom="0cm" loext:contextual-spacing="false"/>
    </style:style>
    <style:style style:name="P201" style:family="paragraph" style:parent-style-name="Text_20_body" style:list-style-name="L137">
      <style:paragraph-properties fo:margin-top="0cm" fo:margin-bottom="0cm" loext:contextual-spacing="false"/>
    </style:style>
    <style:style style:name="P202" style:family="paragraph" style:parent-style-name="Text_20_body" style:list-style-name="L152">
      <style:paragraph-properties fo:margin-top="0cm" fo:margin-bottom="0cm" loext:contextual-spacing="false"/>
    </style:style>
    <style:style style:name="P203" style:family="paragraph" style:parent-style-name="Text_20_body" style:list-style-name="L159">
      <style:paragraph-properties fo:margin-top="0cm" fo:margin-bottom="0cm" loext:contextual-spacing="false"/>
    </style:style>
    <style:style style:name="P204" style:family="paragraph" style:parent-style-name="Text_20_body" style:list-style-name="L180">
      <style:paragraph-properties fo:margin-top="0cm" fo:margin-bottom="0cm" loext:contextual-spacing="false"/>
    </style:style>
    <style:style style:name="P205" style:family="paragraph" style:parent-style-name="Text_20_body" style:list-style-name="L202">
      <style:paragraph-properties fo:margin-top="0cm" fo:margin-bottom="0cm" loext:contextual-spacing="false"/>
    </style:style>
    <style:style style:name="P206" style:family="paragraph" style:parent-style-name="Text_20_body" style:list-style-name="L206">
      <style:paragraph-properties fo:margin-top="0cm" fo:margin-bottom="0cm" loext:contextual-spacing="false"/>
    </style:style>
    <style:style style:name="P207" style:family="paragraph" style:parent-style-name="Text_20_body" style:list-style-name="L208">
      <style:paragraph-properties fo:margin-top="0cm" fo:margin-bottom="0cm" loext:contextual-spacing="false"/>
    </style:style>
    <style:style style:name="P208" style:family="paragraph" style:parent-style-name="Text_20_body" style:list-style-name="L210">
      <style:paragraph-properties fo:margin-top="0cm" fo:margin-bottom="0cm" loext:contextual-spacing="false"/>
    </style:style>
    <style:style style:name="P209" style:family="paragraph" style:parent-style-name="Text_20_body" style:list-style-name="L211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Front-End Checklist</text:h>
      <text:p text:style-name="Text_20_body">🗂 The Front-End Checklist Application is perfect for modern websites and meticulous developers!</text:p>
      <text:list xml:id="list433215405" text:style-name="L1">
        <text:list-item>
          <text:p text:style-name="P175"><text:a xlink:type="simple" xlink:href="https://twitter.com/share?ref_src=twsrc%5Etfw" text:style-name="Internet_20_link" text:visited-style-name="Visited_20_Internet_20_Link">Tweet</text:a> </text:p>
        </text:list-item>
        <text:list-item>
          <text:p text:style-name="P1"/>
        </text:list-item>
      </text:list>
      <text:section text:style-name="Sect1" text:name="codefund_ad">
        <text:p text:style-name="Text_20_body"/>
      </text:section>
      <text:h text:style-name="Heading_20_2" text:outline-level="2">Filter by tags</text:h>
      <text:list xml:id="list2296803782" text:style-name="L2">
        <text:list-item>
          <text:p text:style-name="P2"/>
        </text:list-item>
      </text:list>
      <text:h text:style-name="Heading_20_2" text:outline-level="2">Head</text:h>
      <text:p text:style-name="Text_20_body">0 % Head items are ✓</text:p>
      <text:list xml:id="list694085825" text:style-name="L3">
        <text:list-item>
          <text:p text:style-name="P3"/>
        </text:list-item>
      </text:list>
      <text:p text:style-name="Text_20_body">Doctype: The Doctype is HTML5 and is at the top of all your HTML pages. </text:p>
      <text:list xml:id="list3065412820" text:style-name="L4">
        <text:list-item>
          <text:p text:style-name="P4">META TAG </text:p>
        </text:list-item>
      </text:list>
      <text:list xml:id="list511635252" text:style-name="L5">
        <text:list-item>
          <text:p text:style-name="P5">Charset: The charset declared (UTF-8) is declared correctly. </text:p>
        </text:list-item>
      </text:list>
      <text:list xml:id="list2757419997" text:style-name="L6">
        <text:list-item>
          <text:p text:style-name="P6">META TAG </text:p>
        </text:list-item>
      </text:list>
      <text:list xml:id="list761610904" text:style-name="L7">
        <text:list-item>
          <text:p text:style-name="P7">Viewport: The viewport is declared correctly. </text:p>
        </text:list-item>
      </text:list>
      <text:list xml:id="list1298278074" text:style-name="L8">
        <text:list-item>
          <text:p text:style-name="P8">META TAG </text:p>
        </text:list-item>
      </text:list>
      <text:list xml:id="list3211023668" text:style-name="L9">
        <text:list-item>
          <text:p text:style-name="P9">Title: A title is used on all pages </text:p>
        </text:list-item>
      </text:list>
      <text:list xml:id="list3516036032" text:style-name="L10">
        <text:list-item>
          <text:p text:style-name="P10">META TAG </text:p>
        </text:list-item>
      </text:list>
      <text:list xml:id="list3506490534" text:style-name="L11">
        <text:list-item>
          <text:p text:style-name="P11">Description: A meta description is provided, it is unique and doesn't possess more than 150 characters. </text:p>
        </text:list-item>
      </text:list>
      <text:list xml:id="list3405785947" text:style-name="L12">
        <text:list-item>
          <text:p text:style-name="P12">META TAG </text:p>
        </text:list-item>
      </text:list>
      <text:list xml:id="list1680391267" text:style-name="L13">
        <text:list-item>
          <text:p text:style-name="P13">Favicons: Each favicon has been created and displays correctly. </text:p>
        </text:list-item>
      </text:list>
      <text:list xml:id="list449485663" text:style-name="L14">
        <text:list-item>
          <text:p text:style-name="P14">META TAG </text:p>
        </text:list-item>
      </text:list>
      <text:list xml:id="list1250327529" text:style-name="L15">
        <text:list-item>
          <text:p text:style-name="P15">Apple Web App Meta: Apple meta-tags are present. </text:p>
        </text:list-item>
      </text:list>
      <text:list xml:id="list300196562" text:style-name="L16">
        <text:list-item>
          <text:p text:style-name="P16">META TAG </text:p>
        </text:list-item>
      </text:list>
      <text:list xml:id="list2955243800" text:style-name="L17">
        <text:list-item>
          <text:p text:style-name="P17">Windows Tiles: Windows tiles are present and linked. </text:p>
        </text:list-item>
      </text:list>
      <text:list xml:id="list160059394" text:style-name="L18">
        <text:list-item>
          <text:p text:style-name="P18">META TAG </text:p>
        </text:list-item>
      </text:list>
      <text:list xml:id="list3758937484" text:style-name="L19">
        <text:list-item>
          <text:p text:style-name="P19">Canonical: Use rel="canonical" to avoid duplicate content. </text:p>
        </text:list-item>
      </text:list>
      <text:list xml:id="list3380256797" text:style-name="L20">
        <text:list-item>
          <text:p text:style-name="P20">META TAG </text:p>
        </text:list-item>
      </text:list>
      <text:list xml:id="list4041490510" text:style-name="L22">
        <text:list-item>
          <text:p text:style-name="P21"><text:soft-page-break/>Language attribute: The &lt;code&gt;lang&lt;/code&gt; attribute of your website is specified and related to the language of the current page. </text:p>
        </text:list-item>
      </text:list>
      <text:list xml:id="list1400868231" text:style-name="L23">
        <text:list-item>
          <text:p text:style-name="P22">HTML TAG </text:p>
        </text:list-item>
      </text:list>
      <text:list xml:id="list3437135157" text:style-name="L25">
        <text:list-item>
          <text:p text:style-name="P23">Direction attribute: The direction of lecture is specified on the html tag (It can be used on another HTML tag). </text:p>
        </text:list-item>
      </text:list>
      <text:list xml:id="list3021376929" text:style-name="L26">
        <text:list-item>
          <text:p text:style-name="P24">HTML TAG </text:p>
        </text:list-item>
      </text:list>
      <text:list xml:id="list140234983" text:style-name="L28">
        <text:list-item>
          <text:p text:style-name="P25">Alternate language: The language tag of your website is specified and related to the language of the current page. </text:p>
        </text:list-item>
      </text:list>
      <text:list xml:id="list4163089075" text:style-name="L29">
        <text:list-item>
          <text:p text:style-name="P26">HTML TAG </text:p>
        </text:list-item>
      </text:list>
      <text:list xml:id="list3543464461" text:style-name="L30">
        <text:list-item>
          <text:p text:style-name="P27">Conditional comments: Conditional comments are present for IE if needed. </text:p>
        </text:list-item>
      </text:list>
      <text:list xml:id="list4162323468" text:style-name="L31">
        <text:list-item>
          <text:p text:style-name="P28">HTML TAG </text:p>
        </text:list-item>
      </text:list>
      <text:list xml:id="list1106107456" text:style-name="L33">
        <text:list-item>
          <text:p text:style-name="P29">RSS feed: If your project is a blog or has articles, an RSS link was provided. </text:p>
        </text:list-item>
      </text:list>
      <text:list xml:id="list2846986216" text:style-name="L34">
        <text:list-item>
          <text:p text:style-name="P30">HTML TAG </text:p>
        </text:list-item>
      </text:list>
      <text:list xml:id="list897894912" text:style-name="L35">
        <text:list-item>
          <text:p text:style-name="P31">Inline critical CSS: The inline critical CSS is correctly injected in the HEAD. </text:p>
        </text:list-item>
      </text:list>
      <text:list xml:id="list564386967" text:style-name="L36">
        <text:list-item>
          <text:p text:style-name="P176">HTML TAG </text:p>
        </text:list-item>
        <text:list-item>
          <text:p text:style-name="P176">CSS </text:p>
        </text:list-item>
        <text:list-item>
          <text:p text:style-name="P32">PERFORMANCE </text:p>
        </text:list-item>
      </text:list>
      <text:list xml:id="list3681635321" text:style-name="L38">
        <text:list-item>
          <text:p text:style-name="P33">CSS order: All CSS files are loaded before any JavaScript files in the HEAD </text:p>
        </text:list-item>
      </text:list>
      <text:list xml:id="list2878626535" text:style-name="L39">
        <text:list-item>
          <text:p text:style-name="P34">HTML TAG </text:p>
        </text:list-item>
      </text:list>
      <text:list xml:id="list941659938" text:style-name="L40">
        <text:list-item>
          <text:p text:style-name="P35">Facebook Open Graph: </text:p>
        </text:list-item>
      </text:list>
      <text:list xml:id="list205766680" text:style-name="L41">
        <text:list-item>
          <text:p text:style-name="P177">SOCIAL META </text:p>
        </text:list-item>
        <text:list-item>
          <text:p text:style-name="P36">TESTING </text:p>
        </text:list-item>
      </text:list>
      <text:list xml:id="list3097332602" text:style-name="L42">
        <text:list-item>
          <text:p text:style-name="P37">Twitter Card: </text:p>
        </text:list-item>
      </text:list>
      <text:list xml:id="list533885625" text:style-name="L43">
        <text:list-item>
          <text:p text:style-name="P178">SOCIAL META </text:p>
        </text:list-item>
        <text:list-item>
          <text:p text:style-name="P38">TESTING </text:p>
        </text:list-item>
      </text:list>
      <text:h text:style-name="Heading_20_2" text:outline-level="2">HTML</text:h>
      <text:p text:style-name="Text_20_body">0 % HTML items are ✓</text:p>
      <text:list xml:id="list3106709392" text:style-name="L45">
        <text:list-item>
          <text:p text:style-name="P39"/>
        </text:list-item>
      </text:list>
      <text:p text:style-name="Text_20_body">HTML5 Semantic Elements: HTML5 Semantic Elements are used appropriately (header, section, footer, main...). </text:p>
      <text:list xml:id="list3133087240" text:style-name="L46">
        <text:list-item>
          <text:p text:style-name="P179">HTML </text:p>
        </text:list-item>
        <text:list-item>
          <text:p text:style-name="P40">BEST PRACTICES </text:p>
        </text:list-item>
      </text:list>
      <text:list xml:id="list88955515" text:style-name="L48">
        <text:list-item>
          <text:p text:style-name="P41">Error pages: Error 404 page and 5xx exist </text:p>
        </text:list-item>
      </text:list>
      <text:list xml:id="list1470384737" text:style-name="L49">
        <text:list-item>
          <text:p text:style-name="P180">HTML </text:p>
        </text:list-item>
        <text:list-item>
          <text:p text:style-name="P42"><text:soft-page-break/>BEST PRACTICES </text:p>
        </text:list-item>
      </text:list>
      <text:list xml:id="list1032707691" text:style-name="L50">
        <text:list-item>
          <text:p text:style-name="P43">Noopener: In case you are using external links with target="_blank", your link should have a rel="noopener" attribute to prevent tab nabbing. If you need to support older versions of Firefox, use rel="noopener noreferrer" </text:p>
        </text:list-item>
      </text:list>
      <text:list xml:id="list3132459722" text:style-name="L51">
        <text:list-item>
          <text:p text:style-name="P181">HTML </text:p>
        </text:list-item>
        <text:list-item>
          <text:p text:style-name="P181">BEST PRACTICES </text:p>
        </text:list-item>
        <text:list-item>
          <text:p text:style-name="P44">SECURITY </text:p>
        </text:list-item>
      </text:list>
      <text:list xml:id="list3630408724" text:style-name="L53">
        <text:list-item>
          <text:p text:style-name="P45">Clean up comments: Unnecessary code needs to be removed before sending the page to production. </text:p>
        </text:list-item>
      </text:list>
      <text:list xml:id="list3554242757" text:style-name="L54">
        <text:list-item>
          <text:p text:style-name="P182">HTML </text:p>
        </text:list-item>
        <text:list-item>
          <text:p text:style-name="P46">BEST PRACTICES </text:p>
        </text:list-item>
      </text:list>
      <text:list xml:id="list602675345" text:style-name="L55">
        <text:list-item>
          <text:p text:style-name="P47">W3C compliant: All pages need to be tested with the W3C validator to identify possible issues in the HTML code. </text:p>
        </text:list-item>
      </text:list>
      <text:list xml:id="list2661510359" text:style-name="L56">
        <text:list-item>
          <text:p text:style-name="P183">HTML </text:p>
        </text:list-item>
        <text:list-item>
          <text:p text:style-name="P48">TESTING </text:p>
        </text:list-item>
      </text:list>
      <text:list xml:id="list1985186598" text:style-name="L57">
        <text:list-item>
          <text:p text:style-name="P49">HTML Lint: I use tools to help me analyze any issues I could have on my HTML code. </text:p>
        </text:list-item>
      </text:list>
      <text:list xml:id="list2069553261" text:style-name="L58">
        <text:list-item>
          <text:p text:style-name="P184">HTML </text:p>
        </text:list-item>
        <text:list-item>
          <text:p text:style-name="P50">TESTING </text:p>
        </text:list-item>
      </text:list>
      <text:list xml:id="list3051596521" text:style-name="L59">
        <text:list-item>
          <text:p text:style-name="P51">Link checker: There are no broken links in my page, verify that you don't have any 404 error. </text:p>
        </text:list-item>
      </text:list>
      <text:list xml:id="list3600171468" text:style-name="L60">
        <text:list-item>
          <text:p text:style-name="P185">HTML </text:p>
        </text:list-item>
        <text:list-item>
          <text:p text:style-name="P52">TESTING </text:p>
        </text:list-item>
      </text:list>
      <text:list xml:id="list3587116849" text:style-name="L62">
        <text:list-item>
          <text:p text:style-name="P186">Adblockers test: Your website shows your content correctly with adblockers enabled </text:p>
          <text:list>
            <text:list-item>
              <text:p text:style-name="P186">HTML </text:p>
            </text:list-item>
            <text:list-item>
              <text:p text:style-name="P53">TESTING </text:p>
            </text:list-item>
          </text:list>
        </text:list-item>
      </text:list>
      <text:h text:style-name="Heading_20_2" text:outline-level="2">Webfonts</text:h>
      <text:p text:style-name="Text_20_body">0 % Webfonts items are ✓</text:p>
      <text:list xml:id="list1006882598" text:style-name="L63">
        <text:list-item>
          <text:p text:style-name="P54"/>
        </text:list-item>
      </text:list>
      <text:p text:style-name="Text_20_body">Webfont format: WOFF, WOFF2 and TTF are supported by all modern browsers. </text:p>
      <text:list xml:id="list3691735064" text:style-name="L64">
        <text:list-item>
          <text:p text:style-name="P55">WEBFONT </text:p>
        </text:list-item>
      </text:list>
      <text:list xml:id="list928379057" text:style-name="L66">
        <text:list-item>
          <text:p text:style-name="P56">Webfont size: Webfont sizes don't exceed 100 KB (all variants included). </text:p>
        </text:list-item>
      </text:list>
      <text:list xml:id="list828797693" text:style-name="L67">
        <text:list-item>
          <text:p text:style-name="P57">WEBFONT </text:p>
        </text:list-item>
      </text:list>
      <text:list xml:id="list2006172524" text:style-name="L68">
        <text:list-item>
          <text:p text:style-name="P58">Webfont loader: Control loading behavior with a webfont loader. </text:p>
        </text:list-item>
      </text:list>
      <text:list xml:id="list2273264388" text:style-name="L69">
        <text:list-item>
          <text:p text:style-name="P59">WEBFONT </text:p>
        </text:list-item>
      </text:list>
      <text:h text:style-name="Heading_20_2" text:outline-level="2"><text:soft-page-break/>CSS</text:h>
      <text:p text:style-name="Text_20_body">0 % CSS items are ✓</text:p>
      <text:list xml:id="list4117335758" text:style-name="L71">
        <text:list-item>
          <text:p text:style-name="P60"/>
        </text:list-item>
      </text:list>
      <text:list xml:id="list3297425725" text:style-name="L72">
        <text:list-item>
          <text:p text:style-name="P61">Responsive Web Design: The website is using responsive web design. </text:p>
        </text:list-item>
      </text:list>
      <text:list xml:id="list581500048" text:style-name="L73">
        <text:list-item>
          <text:p text:style-name="P62">CSS </text:p>
        </text:list-item>
      </text:list>
      <text:list xml:id="list3454908081" text:style-name="L75">
        <text:list-item>
          <text:p text:style-name="P63">CSS Print: A print stylesheet is provided and is correct on each page. </text:p>
        </text:list-item>
      </text:list>
      <text:list xml:id="list2213495776" text:style-name="L76">
        <text:list-item>
          <text:p text:style-name="P64">CSS </text:p>
        </text:list-item>
      </text:list>
      <text:list xml:id="list8802820" text:style-name="L78">
        <text:list-item>
          <text:p text:style-name="P65">Unique ID: If IDs are used, they are unique to a page. </text:p>
        </text:list-item>
      </text:list>
      <text:list xml:id="list292701948" text:style-name="L79">
        <text:list-item>
          <text:p text:style-name="P66">CSS </text:p>
        </text:list-item>
      </text:list>
      <text:list xml:id="list1850701547" text:style-name="L80">
        <text:list-item>
          <text:p text:style-name="P67">Reset CSS: A CSS reset (reset, normalize or reboot) is used and up to date. </text:p>
        </text:list-item>
      </text:list>
      <text:list xml:id="list3852207727" text:style-name="L81">
        <text:list-item>
          <text:p text:style-name="P68">CSS </text:p>
        </text:list-item>
      </text:list>
      <text:list xml:id="list737659562" text:style-name="L83">
        <text:list-item>
          <text:p text:style-name="P69">JS prefix: All classes (or id- used in JavaScript files) begin with js- and are not styled into the CSS files. </text:p>
        </text:list-item>
      </text:list>
      <text:list xml:id="list1036191400" text:style-name="L84">
        <text:list-item>
          <text:p text:style-name="P187">JAVASCRIPT </text:p>
        </text:list-item>
        <text:list-item>
          <text:p text:style-name="P70">BEST PRACTICES </text:p>
        </text:list-item>
      </text:list>
      <text:list xml:id="list2142106384" text:style-name="L86">
        <text:list-item>
          <text:p text:style-name="P71">Embedded or inline CSS: Avoid at all cost embeding CSS in &lt;style&gt; tags or using inline CSS </text:p>
        </text:list-item>
      </text:list>
      <text:list xml:id="list1996118923" text:style-name="L87">
        <text:list-item>
          <text:p text:style-name="P72">CSS </text:p>
        </text:list-item>
      </text:list>
      <text:list xml:id="list51392297" text:style-name="L88">
        <text:list-item>
          <text:p text:style-name="P73">Vendor prefixes: CSS vendor prefixes are used and are generated accordingly with your browser support compatibility. </text:p>
        </text:list-item>
      </text:list>
      <text:list xml:id="list128322180" text:style-name="L89">
        <text:list-item>
          <text:p text:style-name="P74">CSS </text:p>
        </text:list-item>
      </text:list>
      <text:list xml:id="list2763187891" text:style-name="L91">
        <text:list-item>
          <text:p text:style-name="P75">Concatenation: CSS files are concatenated in a single file (Not for HTTP/2). </text:p>
        </text:list-item>
      </text:list>
      <text:list xml:id="list884440963" text:style-name="L92">
        <text:list-item>
          <text:p text:style-name="P188">CSS </text:p>
        </text:list-item>
        <text:list-item>
          <text:p text:style-name="P76">PERFORMANCE </text:p>
        </text:list-item>
      </text:list>
      <text:list xml:id="list1276764815" text:style-name="L94">
        <text:list-item>
          <text:p text:style-name="P77">Minification: All CSS files are minified. </text:p>
        </text:list-item>
      </text:list>
      <text:list xml:id="list2433392111" text:style-name="L95">
        <text:list-item>
          <text:p text:style-name="P189">CSS </text:p>
        </text:list-item>
        <text:list-item>
          <text:p text:style-name="P78">PERFORMANCE </text:p>
        </text:list-item>
      </text:list>
      <text:list xml:id="list2614005501" text:style-name="L96">
        <text:list-item>
          <text:p text:style-name="P79">Non-blocking: CSS files need to be non-blocking to prevent the DOM from taking time to load. </text:p>
        </text:list-item>
      </text:list>
      <text:list xml:id="list3022314233" text:style-name="L97">
        <text:list-item>
          <text:p text:style-name="P190">CSS </text:p>
        </text:list-item>
        <text:list-item>
          <text:p text:style-name="P80">PERFORMANCE </text:p>
        </text:list-item>
      </text:list>
      <text:list xml:id="list2275713081" text:style-name="L98">
        <text:list-item>
          <text:p text:style-name="P81">Stylelint: All CSS or SCSS files are without any errors. </text:p>
        </text:list-item>
      </text:list>
      <text:list xml:id="list154265019" text:style-name="L99">
        <text:list-item>
          <text:p text:style-name="P191">CSS </text:p>
        </text:list-item>
        <text:list-item>
          <text:p text:style-name="P82">TESTING </text:p>
        </text:list-item>
      </text:list>
      <text:list xml:id="list3655356924" text:style-name="L101">
        <text:list-item>
          <text:p text:style-name="P83"><text:soft-page-break/>Responsive web design: All pages were tested with the correct breakpoints. </text:p>
        </text:list-item>
      </text:list>
      <text:list xml:id="list4134128795" text:style-name="L102">
        <text:list-item>
          <text:p text:style-name="P192">CSS </text:p>
        </text:list-item>
        <text:list-item>
          <text:p text:style-name="P84">TESTING </text:p>
        </text:list-item>
      </text:list>
      <text:list xml:id="list2568660555" text:style-name="L103">
        <text:list-item>
          <text:p text:style-name="P85">CSS Validator: The CSS was tested and pertinent errors were corrected. </text:p>
        </text:list-item>
      </text:list>
      <text:list xml:id="list264258638" text:style-name="L104">
        <text:list-item>
          <text:p text:style-name="P193">CSS </text:p>
        </text:list-item>
        <text:list-item>
          <text:p text:style-name="P86">TESTING </text:p>
        </text:list-item>
      </text:list>
      <text:list xml:id="list3253088895" text:style-name="L106">
        <text:list-item>
          <text:p text:style-name="P87">Desktop Browsers: All pages were tested on all current desktop browsers (Safari, Firefox, Chrome, Internet Explorer, EDGE...) </text:p>
        </text:list-item>
      </text:list>
      <text:list xml:id="list3754951480" text:style-name="L107">
        <text:list-item>
          <text:p text:style-name="P194">CSS </text:p>
        </text:list-item>
        <text:list-item>
          <text:p text:style-name="P88">TESTING </text:p>
        </text:list-item>
      </text:list>
      <text:list xml:id="list3034237568" text:style-name="L109">
        <text:list-item>
          <text:p text:style-name="P89">Mobile Browsers: All pages were tested on all current mobile browsers (Native browser, Chrome, Safari...) </text:p>
        </text:list-item>
      </text:list>
      <text:list xml:id="list4129910332" text:style-name="L110">
        <text:list-item>
          <text:p text:style-name="P195">CSS </text:p>
        </text:list-item>
        <text:list-item>
          <text:p text:style-name="P90">TESTING </text:p>
        </text:list-item>
      </text:list>
      <text:list xml:id="list4193415485" text:style-name="L112">
        <text:list-item>
          <text:p text:style-name="P91">OS: All pages were tested on all current OS (Windows, Android, iOS, Mac...) </text:p>
        </text:list-item>
      </text:list>
      <text:list xml:id="list909392855" text:style-name="L113">
        <text:list-item>
          <text:p text:style-name="P196">CSS </text:p>
        </text:list-item>
        <text:list-item>
          <text:p text:style-name="P92">TESTING </text:p>
        </text:list-item>
      </text:list>
      <text:list xml:id="list4098806091" text:style-name="L114">
        <text:list-item>
          <text:p text:style-name="P93">Reading direction: All pages need to be tested for LTR and RTL languages if they need to be supported. </text:p>
        </text:list-item>
      </text:list>
      <text:list xml:id="list2643714874" text:style-name="L115">
        <text:list-item>
          <text:p text:style-name="P197">CSS </text:p>
        </text:list-item>
        <text:list-item>
          <text:p text:style-name="P94">TESTING </text:p>
        </text:list-item>
      </text:list>
      <text:h text:style-name="Heading_20_2" text:outline-level="2">JavaScript</text:h>
      <text:p text:style-name="Text_20_body">0 % JavaScript items are ✓</text:p>
      <text:list xml:id="list1789508242" text:style-name="L117">
        <text:list-item>
          <text:p text:style-name="P95"/>
        </text:list-item>
      </text:list>
      <text:list xml:id="list2165932931" text:style-name="L118">
        <text:list-item>
          <text:p text:style-name="P96">JavaScript Inline: You don't have any JavaScript code inline (mixed with your HTML code). </text:p>
        </text:list-item>
      </text:list>
      <text:list xml:id="list2786527527" text:style-name="L119">
        <text:list-item>
          <text:p text:style-name="P97">JAVASCRIPT </text:p>
        </text:list-item>
      </text:list>
      <text:list xml:id="list3684309120" text:style-name="L121">
        <text:list-item>
          <text:p text:style-name="P98">Concatenation: JavaScript files are concatenated. </text:p>
        </text:list-item>
      </text:list>
      <text:list xml:id="list2141355160" text:style-name="L122">
        <text:list-item>
          <text:p text:style-name="P99">JAVASCRIPT </text:p>
        </text:list-item>
      </text:list>
      <text:list xml:id="list1591763202" text:style-name="L123">
        <text:list-item>
          <text:p text:style-name="P100">Minification: JavaScript files are minified (you can add the .min suffix). </text:p>
        </text:list-item>
      </text:list>
      <text:list xml:id="list380098502" text:style-name="L124">
        <text:list-item>
          <text:p text:style-name="P101">JAVASCRIPT </text:p>
        </text:list-item>
      </text:list>
      <text:list xml:id="list1867995682" text:style-name="L125">
        <text:list-item>
          <text:p text:style-name="P102">JavaScript security: </text:p>
        </text:list-item>
      </text:list>
      <text:list xml:id="list3965465368" text:style-name="L126">
        <text:list-item>
          <text:p text:style-name="P198">JAVASCRIPT </text:p>
        </text:list-item>
        <text:list-item>
          <text:p text:style-name="P103">SECURITY </text:p>
        </text:list-item>
      </text:list>
      <text:list xml:id="list3665424477" text:style-name="L127">
        <text:list-item>
          <text:p text:style-name="P104"><text:soft-page-break/>noscript tag: Use `&lt;noscript&gt;` tag in the HTML body if a script type on the page is unsupported or if scripting is currently turned off in the browser. This will be helpful in client-side rendering heavy apps such as React.js. </text:p>
        </text:list-item>
      </text:list>
      <text:list xml:id="list2408319412" text:style-name="L128">
        <text:list-item>
          <text:p text:style-name="P105">JAVASCRIPT </text:p>
        </text:list-item>
      </text:list>
      <text:list xml:id="list3206154315" text:style-name="L129">
        <text:list-item>
          <text:p text:style-name="P106">Non-blocking: JavaScript files are loaded asynchronously using async or deferred using defer attribute. </text:p>
        </text:list-item>
      </text:list>
      <text:list xml:id="list4050034647" text:style-name="L130">
        <text:list-item>
          <text:p text:style-name="P199">JAVASCRIPT </text:p>
        </text:list-item>
        <text:list-item>
          <text:p text:style-name="P107">PERFORMANCE </text:p>
        </text:list-item>
      </text:list>
      <text:list xml:id="list1116899426" text:style-name="L131">
        <text:list-item>
          <text:p text:style-name="P108">Modernizr: If you need to target some specific features you can use a custom Modernizr to add classes in your &lt;html&gt; tag. </text:p>
        </text:list-item>
      </text:list>
      <text:list xml:id="list1092181110" text:style-name="L132">
        <text:list-item>
          <text:p text:style-name="P109">JAVASCRIPT </text:p>
        </text:list-item>
      </text:list>
      <text:list xml:id="list3500588222" text:style-name="L133">
        <text:list-item>
          <text:p text:style-name="P110">ESLint: No errors are flagged by ESLint (based on your configuration or standards rules). </text:p>
        </text:list-item>
      </text:list>
      <text:list xml:id="list961500768" text:style-name="L134">
        <text:list-item>
          <text:p text:style-name="P200">JAVASCRIPT </text:p>
        </text:list-item>
        <text:list-item>
          <text:p text:style-name="P111">TESTING </text:p>
        </text:list-item>
      </text:list>
      <text:h text:style-name="Heading_20_2" text:outline-level="2">Images</text:h>
      <text:p text:style-name="Text_20_body">0 % Images items are ✓</text:p>
      <text:list xml:id="list2810544435" text:style-name="L136">
        <text:list-item>
          <text:p text:style-name="P112"/>
        </text:list-item>
      </text:list>
      <text:p text:style-name="Text_20_body">Optimization: All images are optimized to be rendered in the browser. WebP format could be used for critical pages (like Homepage) </text:p>
      <text:list xml:id="list45700336" text:style-name="L137">
        <text:list-item>
          <text:p text:style-name="P201">IMAGES </text:p>
        </text:list-item>
        <text:list-item>
          <text:p text:style-name="P113">BEST PRACTICES </text:p>
        </text:list-item>
      </text:list>
      <text:list xml:id="list4075556752" text:style-name="L138">
        <text:list-item>
          <text:p text:style-name="P114">Picture/Srcset: You use picture/srcset to provide the most appropriate image for the current viewport of the user. </text:p>
        </text:list-item>
      </text:list>
      <text:list xml:id="list2520428698" text:style-name="L139">
        <text:list-item>
          <text:p text:style-name="P115">IMAGES </text:p>
        </text:list-item>
      </text:list>
      <text:list xml:id="list199272166" text:style-name="L141">
        <text:list-item>
          <text:p text:style-name="P116">Retina: You provide layout images 2x or 3x, support retina display. </text:p>
        </text:list-item>
      </text:list>
      <text:list xml:id="list2644043158" text:style-name="L142">
        <text:list-item>
          <text:p text:style-name="P117">IMAGES </text:p>
        </text:list-item>
      </text:list>
      <text:list xml:id="list3446599349" text:style-name="L144">
        <text:list-item>
          <text:p text:style-name="P118">Sprite: Small images are in a sprite file (in the case of icons, they can be in an SVG sprite image). </text:p>
        </text:list-item>
      </text:list>
      <text:list xml:id="list3768217684" text:style-name="L145">
        <text:list-item>
          <text:p text:style-name="P119">IMAGES </text:p>
        </text:list-item>
      </text:list>
      <text:list xml:id="list3323463019" text:style-name="L147">
        <text:list-item>
          <text:p text:style-name="P120">Width and Height: Set width and height attributes on &lt;img&gt; if the final rendered image size is known (can be omitted for CSS sizing). </text:p>
        </text:list-item>
      </text:list>
      <text:list xml:id="list909213432" text:style-name="L148">
        <text:list-item>
          <text:p text:style-name="P121">IMAGES </text:p>
        </text:list-item>
      </text:list>
      <text:list xml:id="list838547679" text:style-name="L149">
        <text:list-item>
          <text:p text:style-name="P122">Alternative text: All &lt;img&gt; have an alternative text which describe the image visually. </text:p>
        </text:list-item>
      </text:list>
      <text:list xml:id="list2597150421" text:style-name="L150">
        <text:list-item>
          <text:p text:style-name="P123">IMAGES </text:p>
        </text:list-item>
      </text:list>
      <text:list xml:id="list3738678625" text:style-name="L152">
        <text:list-item>
          <text:p text:style-name="P202">Lazy loading: Images are lazyloaded (A noscript fallback is always provided). </text:p>
          <text:list>
            <text:list-item>
              <text:p text:style-name="P202"><text:soft-page-break/>IMAGES </text:p>
            </text:list-item>
            <text:list-item>
              <text:p text:style-name="P124">PERFORMANCE </text:p>
            </text:list-item>
          </text:list>
        </text:list-item>
      </text:list>
      <text:h text:style-name="Heading_20_2" text:outline-level="2">Accessibility</text:h>
      <text:p text:style-name="Text_20_body">0 % Accessibility items are ✓</text:p>
      <text:list xml:id="list3359137301" text:style-name="L153">
        <text:list-item>
          <text:p text:style-name="P125"/>
        </text:list-item>
      </text:list>
      <text:p text:style-name="Text_20_body">Progressive enhancement: Major functionality like main navigation and search should work without JavaScript enabled. </text:p>
      <text:list xml:id="list3156284360" text:style-name="L154">
        <text:list-item>
          <text:p text:style-name="P126">BEST PRACTICES </text:p>
        </text:list-item>
      </text:list>
      <text:list xml:id="list1909431606" text:style-name="L155">
        <text:list-item>
          <text:p text:style-name="P127">Color contrast: Color contrast should at least pass WCAG AA (AAA for mobile). </text:p>
        </text:list-item>
      </text:list>
      <text:list xml:id="list40328755" text:style-name="L156">
        <text:list-item>
          <text:p text:style-name="P128">BEST PRACTICES </text:p>
        </text:list-item>
      </text:list>
      <text:list xml:id="list828178324" text:style-name="L158">
        <text:list-item>
          <text:p text:style-name="P129">H1: All pages have an H1 which is not the title of the website. </text:p>
        </text:list-item>
      </text:list>
      <text:list xml:id="list3693560756" text:style-name="L159">
        <text:list-item>
          <text:p text:style-name="P203">BEST PRACTICES </text:p>
        </text:list-item>
        <text:list-item>
          <text:p text:style-name="P130">SEO </text:p>
        </text:list-item>
      </text:list>
      <text:list xml:id="list4096288240" text:style-name="L160">
        <text:list-item>
          <text:p text:style-name="P131">Headings: Headings should be used properly and in the right order (H1 to H6). </text:p>
        </text:list-item>
      </text:list>
      <text:list xml:id="list836844088" text:style-name="L161">
        <text:list-item>
          <text:p text:style-name="P132">BEST PRACTICES </text:p>
        </text:list-item>
      </text:list>
      <text:list xml:id="list1296096198" text:style-name="L162">
        <text:list-item>
          <text:p text:style-name="P133">Specific HTML5 input types are used: This is especially important for mobile devices that show customized keypads and widgets for different types. </text:p>
        </text:list-item>
      </text:list>
      <text:list xml:id="list1019272375" text:style-name="L164">
        <text:list-item>
          <text:p text:style-name="P134">Label: A label is associated with each input form element. In case a label can't be displayed, use aria-label instead. </text:p>
        </text:list-item>
      </text:list>
      <text:list xml:id="list1567939914" text:style-name="L166">
        <text:list-item>
          <text:p text:style-name="P135">Accessibility standards testing: Use the WAVE tool to test if your page respects the accessibility standards. </text:p>
        </text:list-item>
      </text:list>
      <text:list xml:id="list2759935494" text:style-name="L167">
        <text:list-item>
          <text:p text:style-name="P136">TESTING </text:p>
        </text:list-item>
      </text:list>
      <text:list xml:id="list1259120866" text:style-name="L169">
        <text:list-item>
          <text:p text:style-name="P137">Keyboard navigation: Test your website using only your keyboard in a previsible order. All interactive elements are reachable and usable. </text:p>
        </text:list-item>
      </text:list>
      <text:list xml:id="list1763424275" text:style-name="L170">
        <text:list-item>
          <text:p text:style-name="P138">TESTING </text:p>
        </text:list-item>
      </text:list>
      <text:list xml:id="list2578699421" text:style-name="L171">
        <text:list-item>
          <text:p text:style-name="P139">Screen reader: All pages were tested in two or more screen readers (such as JAWS, VoiceOver, and NVDA). </text:p>
        </text:list-item>
      </text:list>
      <text:list xml:id="list1567352237" text:style-name="L172">
        <text:list-item>
          <text:p text:style-name="P140">TESTING </text:p>
        </text:list-item>
      </text:list>
      <text:list xml:id="list3669170931" text:style-name="L173">
        <text:list-item>
          <text:p text:style-name="P141">Focus style: If the focus is disabled, it is replaced by visible state in CSS. </text:p>
        </text:list-item>
      </text:list>
      <text:list xml:id="list1264402082" text:style-name="L174">
        <text:list-item>
          <text:p text:style-name="P142">TESTING </text:p>
        </text:list-item>
      </text:list>
      <text:h text:style-name="Heading_20_2" text:outline-level="2">Performance</text:h>
      <text:p text:style-name="Text_20_body">0 % Performance items are ✓</text:p>
      <text:list xml:id="list1538790224" text:style-name="L176">
        <text:list-item>
          <text:p text:style-name="P143"/>
        </text:list-item>
      </text:list>
      <text:p text:style-name="Text_20_body"><text:soft-page-break/>Page weight: The weight of each page is between 0 and 500 KB. </text:p>
      <text:list xml:id="list858669030" text:style-name="L177">
        <text:list-item>
          <text:p text:style-name="P144">PERFORMANCE </text:p>
        </text:list-item>
      </text:list>
      <text:list xml:id="list111678426" text:style-name="L179">
        <text:list-item>
          <text:p text:style-name="P145">Minified HTML: Your HTML is minified. </text:p>
        </text:list-item>
      </text:list>
      <text:list xml:id="list4129771909" text:style-name="L180">
        <text:list-item>
          <text:p text:style-name="P204">HTML </text:p>
        </text:list-item>
        <text:list-item>
          <text:p text:style-name="P146">PERFORMANCE </text:p>
        </text:list-item>
      </text:list>
      <text:list xml:id="list1084868947" text:style-name="L182">
        <text:list-item>
          <text:p text:style-name="P147">Lazy loading: Images, scripts and CSS need to be lazy loaded to improve the response time of the current page (See details in their respective sections) </text:p>
        </text:list-item>
      </text:list>
      <text:list xml:id="list3951942806" text:style-name="L183">
        <text:list-item>
          <text:p text:style-name="P148">BEST PRACTICES </text:p>
        </text:list-item>
      </text:list>
      <text:list xml:id="list132615363" text:style-name="L184">
        <text:list-item>
          <text:p text:style-name="P149">Cookie size: If you are using cookies be sure each cookie doesn't exceed 4096 bytes and your domain name doesn't have more than 20 cookies. </text:p>
        </text:list-item>
      </text:list>
      <text:list xml:id="list2884806059" text:style-name="L185">
        <text:list-item>
          <text:p text:style-name="P150">BEST PRACTICES </text:p>
        </text:list-item>
      </text:list>
      <text:list xml:id="list2500255948" text:style-name="L186">
        <text:list-item>
          <text:p text:style-name="P151">Third party components: </text:p>
        </text:list-item>
      </text:list>
      <text:list xml:id="list2622464638" text:style-name="L187">
        <text:list-item>
          <text:p text:style-name="P152">BEST PRACTICES </text:p>
        </text:list-item>
      </text:list>
      <text:list xml:id="list2006158960" text:style-name="L188">
        <text:list-item>
          <text:p text:style-name="P153">DNS resolution: DNS of third-party services that may be needed are resolved in advance during idle time using dns-prefetch. </text:p>
        </text:list-item>
      </text:list>
      <text:list xml:id="list1404481809" text:style-name="L189">
        <text:list-item>
          <text:p text:style-name="P154">REQUESTS </text:p>
        </text:list-item>
      </text:list>
      <text:list xml:id="list1479945550" text:style-name="L190">
        <text:list-item>
          <text:p text:style-name="P155">Preconnection: DNS lookup, TCP handshake and TLS negotiation with services that will be needed soon is done in advance during idle time using preconnect. </text:p>
        </text:list-item>
      </text:list>
      <text:list xml:id="list2253261208" text:style-name="L191">
        <text:list-item>
          <text:p text:style-name="P156">REQUESTS </text:p>
        </text:list-item>
      </text:list>
      <text:list xml:id="list3698581498" text:style-name="L192">
        <text:list-item>
          <text:p text:style-name="P157">Prefetching: Resources that will be needed soon (e.g. lazy loaded images) are requested in advance during idle time using prefetch. </text:p>
        </text:list-item>
      </text:list>
      <text:list xml:id="list2681045366" text:style-name="L193">
        <text:list-item>
          <text:p text:style-name="P158">REQUESTS </text:p>
        </text:list-item>
      </text:list>
      <text:list xml:id="list1073808731" text:style-name="L194">
        <text:list-item>
          <text:p text:style-name="P159">Preloading: Resources needed in the current page (e.g. scripts placed at the end of &lt;body&gt;) in advance using preload. </text:p>
        </text:list-item>
      </text:list>
      <text:list xml:id="list1939775068" text:style-name="L195">
        <text:list-item>
          <text:p text:style-name="P160">REQUESTS </text:p>
        </text:list-item>
      </text:list>
      <text:list xml:id="list3496917083" text:style-name="L196">
        <text:list-item>
          <text:p text:style-name="P161">Google PageSpeed: All your pages were tested (not only the homepage) and have a score of at least 90/100. </text:p>
        </text:list-item>
      </text:list>
      <text:list xml:id="list2873126899" text:style-name="L197">
        <text:list-item>
          <text:p text:style-name="P162">TESTING </text:p>
        </text:list-item>
      </text:list>
      <text:h text:style-name="Heading_20_2" text:outline-level="2">SEO</text:h>
      <text:p text:style-name="Text_20_body">0 % SEO items are ✓</text:p>
      <text:list xml:id="list934807328" text:style-name="L199">
        <text:list-item>
          <text:p text:style-name="P163"/>
        </text:list-item>
      </text:list>
      <text:p text:style-name="Text_20_body">Google Analytics: Google Analytics is installed and correctly configured. </text:p>
      <text:list xml:id="list3414002446" text:style-name="L200">
        <text:list-item>
          <text:p text:style-name="P164">SEO </text:p>
        </text:list-item>
      </text:list>
      <text:list xml:id="list3771608936" text:style-name="L201">
        <text:list-item>
          <text:p text:style-name="P165">Headings logic: Heading text helps to understand the content in the current page. </text:p>
        </text:list-item>
      </text:list>
      <text:list xml:id="list358952079" text:style-name="L202">
        <text:list-item>
          <text:p text:style-name="P205"><text:soft-page-break/>SEO </text:p>
        </text:list-item>
        <text:list-item>
          <text:p text:style-name="P205">ACCESSIBILITY </text:p>
        </text:list-item>
        <text:list-item>
          <text:p text:style-name="P166">HTML </text:p>
        </text:list-item>
      </text:list>
      <text:list xml:id="list478761423" text:style-name="L203">
        <text:list-item>
          <text:p text:style-name="P167">sitemap.xml: A sitemap.xml exists and was submitted to Google Search Console. </text:p>
        </text:list-item>
      </text:list>
      <text:list xml:id="list2744266090" text:style-name="L204">
        <text:list-item>
          <text:p text:style-name="P168">SEO </text:p>
        </text:list-item>
      </text:list>
      <text:list xml:id="list4116327099" text:style-name="L205">
        <text:list-item>
          <text:p text:style-name="P169">robots.txt: The robots.txt is not blocking webpages. </text:p>
        </text:list-item>
      </text:list>
      <text:list xml:id="list1336064885" text:style-name="L206">
        <text:list-item>
          <text:p text:style-name="P206">SEO </text:p>
        </text:list-item>
        <text:list-item>
          <text:p text:style-name="P170">TESTING </text:p>
        </text:list-item>
      </text:list>
      <text:list xml:id="list205064080" text:style-name="L207">
        <text:list-item>
          <text:p text:style-name="P171">Structured Data: Pages using structured data are tested and are without errors. Structured data helps crawlers understand the content in the current page. </text:p>
        </text:list-item>
      </text:list>
      <text:list xml:id="list3124740396" text:style-name="L208">
        <text:list-item>
          <text:p text:style-name="P207">SEO </text:p>
        </text:list-item>
        <text:list-item>
          <text:p text:style-name="P172">TESTING </text:p>
        </text:list-item>
      </text:list>
      <text:list xml:id="list3991360214" text:style-name="L209">
        <text:list-item>
          <text:p text:style-name="P173">Sitemap HTML: An HTML sitemap is provided and is accessible via a link in the footer of your website. </text:p>
        </text:list-item>
      </text:list>
      <text:list xml:id="list1577733870" text:style-name="L210">
        <text:list-item>
          <text:p text:style-name="P208">SEO </text:p>
        </text:list-item>
        <text:list-item>
          <text:p text:style-name="P174">HTML </text:p>
        </text:list-item>
      </text:list>
      <text:list xml:id="list2118763653" text:style-name="L211">
        <text:list-item>
          <text:p text:style-name="P209">Pagination link tags: Provide rel="prev" and rel="next" to indicate paginated content. </text:p>
        </text:list-item>
      </text:list>
      <text:p text:style-name="Standard"/>
      <text:p text:style-name="Standard"><text:a xlink:type="simple" xlink:href="https://frontendchecklist.io/" text:style-name="Internet_20_link" text:visited-style-name="Visited_20_Internet_20_Link">https://frontendchecklist.io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0:46:15.829759027</meta:creation-date>
    <dc:date>2020-12-11T10:46:52.788733901</dc:date>
    <meta:editing-duration>PT3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9" meta:paragraph-count="243" meta:word-count="1725" meta:character-count="9587" meta:non-whitespace-character-count="8098"/>
  </office:meta>
</office:document-meta>
</file>